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1b0d84" officeooo:paragraph-rsid="001b0d84"/>
    </style:style>
    <style:style style:name="P2" style:family="paragraph" style:parent-style-name="Standard">
      <style:paragraph-properties fo:text-align="justify" style:justify-single-word="false"/>
      <style:text-properties officeooo:rsid="001c9e9e" officeooo:paragraph-rsid="001c9e9e"/>
    </style:style>
    <style:style style:name="P3" style:family="paragraph" style:parent-style-name="Standard">
      <style:paragraph-properties fo:text-align="justify" style:justify-single-word="false"/>
      <style:text-properties officeooo:rsid="001f1358" officeooo:paragraph-rsid="001f1358"/>
    </style:style>
    <style:style style:name="P4" style:family="paragraph" style:parent-style-name="Standard">
      <style:paragraph-properties fo:text-align="justify" style:justify-single-word="false"/>
      <style:text-properties officeooo:rsid="002068ca" officeooo:paragraph-rsid="002068ca"/>
    </style:style>
    <style:style style:name="P5" style:family="paragraph" style:parent-style-name="Standard" style:list-style-name="L1">
      <style:paragraph-properties fo:text-align="justify" style:justify-single-word="false"/>
      <style:text-properties officeooo:rsid="002068ca" officeooo:paragraph-rsid="002068ca"/>
    </style:style>
    <style:style style:name="P6" style:family="paragraph" style:parent-style-name="Standard">
      <style:paragraph-properties fo:text-align="justify" style:justify-single-word="false"/>
      <style:text-properties officeooo:rsid="0022d40f" officeooo:paragraph-rsid="0022d40f"/>
    </style:style>
    <style:style style:name="P7" style:family="paragraph" style:parent-style-name="Standard">
      <style:text-properties officeooo:rsid="0023f5f7" officeooo:paragraph-rsid="0023f5f7"/>
    </style:style>
    <style:style style:name="P8" style:family="paragraph" style:parent-style-name="Standard">
      <style:paragraph-properties fo:text-align="justify" style:justify-single-word="false"/>
      <style:text-properties officeooo:rsid="0023f5f7" officeooo:paragraph-rsid="0023f5f7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c9e9e"/>
    </style:style>
    <style:style style:name="T3" style:family="text">
      <style:text-properties fo:language="en" fo:country="US" officeooo:rsid="001cd96a"/>
    </style:style>
    <style:style style:name="T4" style:family="text">
      <style:text-properties fo:language="en" fo:country="US" officeooo:rsid="001ec577"/>
    </style:style>
    <style:style style:name="T5" style:family="text">
      <style:text-properties fo:language="en" fo:country="US" officeooo:rsid="001fcdaf"/>
    </style:style>
    <style:style style:name="T6" style:family="text">
      <style:text-properties fo:language="en" fo:country="US" officeooo:rsid="002068ca"/>
    </style:style>
    <style:style style:name="T7" style:family="text">
      <style:text-properties fo:language="en" fo:country="US" officeooo:rsid="0020c11a"/>
    </style:style>
    <style:style style:name="T8" style:family="text">
      <style:text-properties fo:language="en" fo:country="US" officeooo:rsid="00221472"/>
    </style:style>
    <style:style style:name="T9" style:family="text">
      <style:text-properties fo:language="en" fo:country="US" officeooo:rsid="0022d40f"/>
    </style:style>
    <style:style style:name="T10" style:family="text">
      <style:text-properties fo:language="en" fo:country="US" officeooo:rsid="0024c21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I am a Brazillian guy looking for an experience outside my country, my English level is not s<text:span text:style-name="T1">o good, but I can communicate with other people. I wrote this letter by myself, so you can understand better about my English level when you finish to read this letter.</text:span></text:p>
      <text:p text:style-name="P1"><text:span text:style-name="T1"/></text:p>
      <text:p text:style-name="P1"><text:span text:style-name="T1"><text:tab/>I am graduated in Computer Science at Universidade Federal do Tocantins, Brazil. Probably isn’t a University that you heard about before, but I can say that I learned a lot there, with professors and co-students. </text:span><text:span text:style-name="T2">I chose development as a computer area that I would focus and improve, this is an area that I really like. Sometime after, I realized that I like specially a little more about developing computer graphics, like OpenGL. Unfortunately I never worked on this area, but </text:span><text:span text:style-name="T10">usually</text:span><text:span text:style-name="T2">, I look for some basic examples, my last experience about it was a webgl course that I made last year by coursera, if you want look my github website (paulocanedo.github.io), there are my assignments.</text:span></text:p>
      <text:p text:style-name="P1"><text:span text:style-name="T2"/></text:p>
      <text:p text:style-name="P2"><text:span text:style-name="T1"><text:tab/>All of my career I tried to work with open source technologies us</text:span><text:span text:style-name="T4">ing</text:span><text:span text:style-name="T1"> Linux for a long time, </text:span><text:span text:style-name="T10">just because </text:span><text:span text:style-name="T1">I believe </text:span><text:span text:style-name="T10">it’s a good idea, probably</text:span><text:span text:style-name="T1"> I am a advanced Linux user, not that guys who writes bash script for each task they have, but I am very familiar with terminal bash commands. When I started to work with development I focused on learn Java (ok, that time Java wasn’t open source, but I work with non free software also) </text:span><text:span text:style-name="T3">and decided to get certified on Java, and I got it: Sun Java Certified Programmer 1.6.</text:span></text:p>
      <text:p text:style-name="P2"><text:span text:style-name="T3"/></text:p>
      <text:p text:style-name="P3"><text:span text:style-name="T1"><text:tab/>Recently I studied development for mobile devices, it was a Specialization Course, something like 360 hours. I am not an expert on it, I like this area but my currently job doesn’t offers an opportunity to work with it, although I can tell you: I am not a newbie on mobile devices (Android, iOS, WinPhone and Firefox OS).</text:span></text:p>
      <text:p text:style-name="P3"><text:span text:style-name="T1"/></text:p>
      <text:p text:style-name="P3"><text:span text:style-name="T1"><text:tab/>Well, I know that every </text:span><text:span text:style-name="T5">company asks for some portfolio, that is a problem for me, the reason is I workin</text:span><text:span text:style-name="T9">g</text:span><text:span text:style-name="T5"> a</text:span><text:span text:style-name="T9">t a</text:span><text:span text:style-name="T5"> public agency on last five years and the projects can’t be exposed, </text:span><text:span text:style-name="T9">plus</text:span><text:span text:style-name="T5"> it’s all in Portuguese. I have my github account, there are some codes that </text:span><text:span text:style-name="T6">was </text:span><text:span text:style-name="T5">written by myself and you can see my style coding in some different programming languages, like </text:span><text:span text:style-name="T6">c/cpp, java, javascript.</text:span></text:p>
      <text:p text:style-name="P3"><text:span text:style-name="T6"/></text:p>
      <text:p text:style-name="P4"><text:span text:style-name="T1"><text:tab/>It is not possible to show you what I did at my work on last years, but I want to try to explain what I did. We have a big application, written mainly in PHP, that handles all legal process in our state and I have </text:span><text:span text:style-name="T10">some</text:span><text:span text:style-name="T1"> responsibilities:</text:span></text:p>
      <text:list xml:id="list3479117807011463101" text:style-name="L1">
        <text:list-item>
          <text:p text:style-name="P5"><text:span text:style-name="T1">install and maintain servers (apache, nginx, PHP, </text:span><text:span text:style-name="T7">Git, MongoDB)</text:span></text:p>
        </text:list-item>
        <text:list-item>
          <text:p text:style-name="P5"><text:span text:style-name="T7">search performance stuffs (better coding, webserver + OS tunning, etc)</text:span></text:p>
        </text:list-item>
        <text:list-item>
          <text:p text:style-name="P5"><text:span text:style-name="T8">refactor backend coding to be easier</text:span></text:p>
        </text:list-item>
        <text:list-item>
          <text:p text:style-name="P5"><text:span text:style-name="T8">define team coding patterns</text:span></text:p>
        </text:list-item>
      </text:list>
      <text:p text:style-name="P4"><text:span text:style-name="T8"/></text:p>
      <text:p text:style-name="P6"><text:span text:style-name="T8"><text:tab/>L</text:span><text:span text:style-name="T1">ast winter I went to California and worked as a volunteer at Mozilla Mountain View office for a month on a project related to IoT (mozilla uses Connected Devices to reference the project). It was an incredible experience for me, I helped (or at least tried) QA team with tests and documentation using a raspberry PI.</text:span></text:p>
      <text:p text:style-name="P6"><text:span text:style-name="T1"/></text:p>
      <text:p text:style-name="P8"><text:span text:style-name="T1">If you have some question, please let me know.</text:span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>Paulo Canedo Costa Rodrigues</text:span></text:p>
      <text:p text:style-name="P7"><text:a xlink:type="simple" xlink:href="mailto:paulocanedo@gmail.com" text:style-name="Internet_20_link" text:visited-style-name="Visited_20_Internet_20_Link"><text:span text:style-name="T1">paulocanedo@gmail.com</text:span></text:a></text:p>
      <text:p text:style-name="P7"><text:span text:style-name="T1">github.com/paulocanedo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27T14:27:43.000877430</meta:creation-date>
    <dc:date>2016-07-27T15:53:50.707543228</dc:date>
    <meta:editing-duration>PT21M44S</meta:editing-duration>
    <meta:editing-cycles>6</meta:editing-cycles>
    <meta:generator>LibreOffice/5.1.4.2$Linux_X86_64 LibreOffice_project/10m0$Build-2</meta:generator>
    <meta:document-statistic meta:table-count="0" meta:image-count="0" meta:object-count="0" meta:page-count="1" meta:paragraph-count="15" meta:word-count="541" meta:character-count="3045" meta:non-whitespace-character-count="2516"/>
  </office:meta>
</office:document-meta>
</file>